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5.61cm" table:align="left"/>
    </style:style>
    <style:style style:name="Table2.A" style:family="table-column">
      <style:table-column-properties style:column-width="3.323cm"/>
    </style:style>
    <style:style style:name="Table2.B" style:family="table-column">
      <style:table-column-properties style:column-width="3.14cm"/>
    </style:style>
    <style:style style:name="Table2.C" style:family="table-column">
      <style:table-column-properties style:column-width="4.494cm"/>
    </style:style>
    <style:style style:name="Table2.D" style:family="table-column">
      <style:table-column-properties style:column-width="4.65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id-X Architecture Comparison &amp; Hybrid Recommendation</text:h>
      <text:h text:style-name="Heading_20_3" text:outline-level="3">Core: Coordinator-Driven (Research Doc)</text:h>
      <text:h text:style-name="Heading_20_3" text:outline-level="3">Enhancements: Best practices from Siddharth</text:h>
      <text:p text:style-name="Preformatted_20_Text"><text:span text:style-name="Source_20_Text">┌─────────────────────────────────────────┐</text:span></text:p>
      <text:p text:style-name="Preformatted_20_Text"><text:span text:style-name="Source_20_Text">│ <text:s text:c="8"/>CLIENT SDK (from Siddharth) <text:s text:c="4"/>│ <text:s/>← TypeScript SDK</text:span></text:p>
      <text:p text:style-name="Preformatted_20_Text"><text:span text:style-name="Source_20_Text">│ <text:s text:c="2"/>submitTask(), getBalance(), etc. <text:s text:c="5"/>│</text:span></text:p>
      <text:p text:style-name="Preformatted_20_Text"><text:span text:style-name="Source_20_Text">└────────────┬────────────────────────────┘</text:span></text:p>
      <text:p text:style-name="Preformatted_20_Text"><text:span text:style-name="Source_20_Text"><text:s text:c="13"/>│</text:span></text:p>
      <text:p text:style-name="Preformatted_20_Text"><text:span text:style-name="Source_20_Text"><text:s text:c="13"/>│ REST API + WebSocket</text:span></text:p>
      <text:p text:style-name="Preformatted_20_Text"><text:span text:style-name="Source_20_Text"><text:s text:c="13"/>▼</text:span></text:p>
      <text:p text:style-name="Preformatted_20_Text"><text:span text:style-name="Source_20_Text">┌─────────────────────────────────────────┐</text:span></text:p>
      <text:p text:style-name="Preformatted_20_Text"><text:span text:style-name="Source_20_Text">│ <text:s text:c="4"/>COORDINATOR (Master) <text:s text:c="15"/>│</text:span></text:p>
      <text:p text:style-name="Preformatted_20_Text"><text:span text:style-name="Source_20_Text">│ <text:s/>- FastAPI/Express REST API <text:s text:c="12"/>│</text:span></text:p>
      <text:p text:style-name="Preformatted_20_Text"><text:span text:style-name="Source_20_Text">│ <text:s/>- Redis/SQLite task queue <text:s text:c="13"/>│</text:span></text:p>
      <text:p text:style-name="Preformatted_20_Text"><text:span text:style-name="Source_20_Text">│ <text:s/>- Worker registry + heartbeat <text:s text:c="9"/>│</text:span></text:p>
      <text:p text:style-name="Preformatted_20_Text"><text:span text:style-name="Source_20_Text">│ <text:s/>- Credit manager (from Siddharth) <text:s text:c="5"/>│</text:span></text:p>
      <text:p text:style-name="Preformatted_20_Text"><text:span text:style-name="Source_20_Text">│ <text:s/>- WebSocket server (real-time updates) │</text:span></text:p>
      <text:p text:style-name="Preformatted_20_Text"><text:span text:style-name="Source_20_Text">└────────────┬────────────────────────────┘</text:span></text:p>
      <text:p text:style-name="Preformatted_20_Text"><text:span text:style-name="Source_20_Text"><text:s text:c="13"/>│</text:span></text:p>
      <text:p text:style-name="Preformatted_20_Text"><text:span text:style-name="Source_20_Text"><text:s text:c="13"/>│ Task Assignment</text:span></text:p>
      <text:p text:style-name="Preformatted_20_Text"><text:span text:style-name="Source_20_Text"><text:s text:c="13"/>▼</text:span></text:p>
      <text:p text:style-name="Preformatted_20_Text"><text:span text:style-name="Source_20_Text">┌─────────────────────────────────────────┐</text:span></text:p>
      <text:p text:style-name="Preformatted_20_Text"><text:span text:style-name="Source_20_Text">│ <text:s text:c="4"/>WORKERS (Distributed) <text:s text:c="14"/>│</text:span></text:p>
      <text:p text:style-name="Preformatted_20_Text"><text:span text:style-name="Source_20_Text">│ <text:s/>- Resource monitor (from Siddharth) <text:s text:c="3"/>│</text:span></text:p>
      <text:p text:style-name="Preformatted_20_Text"><text:span text:style-name="Source_20_Text">│ <text:s/>- Docker manager (5-layer security) <text:s text:c="3"/>│</text:span></text:p>
      <text:p text:style-name="Preformatted_20_Text"><text:span text:style-name="Source_20_Text">│ <text:s/>- Heartbeat to coordinator <text:s text:c="12"/>│</text:span></text:p>
      <text:p text:style-name="Preformatted_20_Text"><text:span text:style-name="Source_20_Text">│ <text:s/>- Task executor <text:s text:c="23"/>│</text:span></text:p>
      <text:p text:style-name="P1"><text:span text:style-name="Source_20_Text">└─────────────────────────────────────────┘</text:span></text:p>
      <text:p text:style-name="Horizontal_20_Line"/>
      <text:h text:style-name="Heading_20_2" text:outline-level="2">Implementation Plan</text:h>
      <text:h text:style-name="Heading_20_3" text:outline-level="3">Phase 1: Core Coordinator (Day 1-2)</text:h>
      <text:p text:style-name="Text_20_body"><text:span text:style-name="Strong_20_Emphasis">Use:</text:span> Research doc approach + Siddharth's worker components</text:p>
      <text:list text:style-name="L5">
        <text:list-item>
          <text:p text:style-name="P10"><text:span text:style-name="Strong_20_Emphasis">Coordinator Service</text:span> (<text:span text:style-name="Source_20_Text">coordinator/</text:span>)</text:p>
          <text:list>
            <text:list-item>
              <text:p text:style-name="P11">FastAPI REST API (simple, auto-docs) </text:p>
            </text:list-item>
            <text:list-item>
              <text:p text:style-name="P11">SQLite for job queue (or Redis if available) </text:p>
            </text:list-item>
            <text:list-item>
              <text:p text:style-name="P11">Worker registry (in-memory dict is fine) </text:p>
            </text:list-item>
            <text:list-item>
              <text:p text:style-name="P11">Heartbeat endpoint <text:span text:style-name="Source_20_Text">/heartbeat</text:span> </text:p>
            </text:list-item>
          </text:list>
        </text:list-item>
        <text:list-item>
          <text:p text:style-name="P10"><text:span text:style-name="Strong_20_Emphasis">Worker Agent</text:span> (<text:span text:style-name="Source_20_Text">worker/</text:span>)</text:p>
          <text:list>
            <text:list-item>
              <text:p text:style-name="P11"><text:span text:style-name="Strong_20_Emphasis">Copy from Siddharth:</text:span> <text:span text:style-name="Source_20_Text">resource_monitor.py</text:span>, <text:span text:style-name="Source_20_Text">docker_manager.py</text:span>, <text:span text:style-name="Source_20_Text">task_executor.py</text:span> </text:p>
            </text:list-item>
            <text:list-item>
              <text:p text:style-name="P11">Add: Simple HTTP client to register with coordinator </text:p>
            </text:list-item>
            <text:list-item>
              <text:p text:style-name="P11">Poll coordinator for tasks every 5s </text:p>
            </text:list-item>
          </text:list>
        </text:list-item>
        <text:list-item>
          <text:p text:style-name="P10"><text:soft-page-break/><text:span text:style-name="Strong_20_Emphasis">Database Schema</text:span></text:p>
        </text:list-item>
      </text:list>
      <text:p text:style-name="Preformatted_20_Text"><text:span text:style-name="Source_20_Text">-- Jobs table</text:span></text:p>
      <text:p text:style-name="Preformatted_20_Text"><text:span text:style-name="Source_20_Text">CREATE TABLE jobs (</text:span></text:p>
      <text:p text:style-name="Preformatted_20_Text"><text:span text:style-name="Source_20_Text"><text:s text:c="4"/>id TEXT PRIMARY KEY,</text:span></text:p>
      <text:p text:style-name="Preformatted_20_Text"><text:span text:style-name="Source_20_Text"><text:s text:c="4"/>user_id TEXT,</text:span></text:p>
      <text:p text:style-name="Preformatted_20_Text"><text:span text:style-name="Source_20_Text"><text:s text:c="4"/>code TEXT,</text:span></text:p>
      <text:p text:style-name="Preformatted_20_Text"><text:span text:style-name="Source_20_Text"><text:s text:c="4"/>language TEXT,</text:span></text:p>
      <text:p text:style-name="Preformatted_20_Text"><text:span text:style-name="Source_20_Text"><text:s text:c="4"/>status TEXT,</text:span></text:p>
      <text:p text:style-name="Preformatted_20_Text"><text:span text:style-name="Source_20_Text"><text:s text:c="4"/>worker_id TEXT,</text:span></text:p>
      <text:p text:style-name="Preformatted_20_Text"><text:span text:style-name="Source_20_Text"><text:s text:c="4"/>created_at TIMESTAMP,</text:span></text:p>
      <text:p text:style-name="Preformatted_20_Text"><text:span text:style-name="Source_20_Text"><text:s text:c="4"/>completed_at TIMESTAMP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Workers table</text:span></text:p>
      <text:p text:style-name="Preformatted_20_Text"><text:span text:style-name="Source_20_Text">CREATE TABLE workers (</text:span></text:p>
      <text:p text:style-name="Preformatted_20_Text"><text:span text:style-name="Source_20_Text"><text:s text:c="4"/>id TEXT PRIMARY KEY,</text:span></text:p>
      <text:p text:style-name="Preformatted_20_Text"><text:span text:style-name="Source_20_Text"><text:s text:c="4"/>ip TEXT,</text:span></text:p>
      <text:p text:style-name="Preformatted_20_Text"><text:span text:style-name="Source_20_Text"><text:s text:c="4"/>cpu_cores INT,</text:span></text:p>
      <text:p text:style-name="Preformatted_20_Text"><text:span text:style-name="Source_20_Text"><text:s text:c="4"/>cpu_available INT,</text:span></text:p>
      <text:p text:style-name="Preformatted_20_Text"><text:span text:style-name="Source_20_Text"><text:s text:c="4"/>gpu_count INT,</text:span></text:p>
      <text:p text:style-name="Preformatted_20_Text"><text:span text:style-name="Source_20_Text"><text:s text:c="4"/>last_heartbeat TIMESTAMP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-- Credits table (from Siddharth's credit_manager)</text:span></text:p>
      <text:p text:style-name="Preformatted_20_Text"><text:span text:style-name="Source_20_Text">CREATE TABLE users (</text:span></text:p>
      <text:p text:style-name="Preformatted_20_Text"><text:span text:style-name="Source_20_Text"><text:s text:c="4"/>user_id TEXT PRIMARY KEY,</text:span></text:p>
      <text:p text:style-name="Preformatted_20_Text"><text:span text:style-name="Source_20_Text"><text:s text:c="4"/>username TEXT,</text:span></text:p>
      <text:p text:style-name="Preformatted_20_Text"><text:span text:style-name="Source_20_Text"><text:s text:c="4"/>balance DECIMAL</text:span></text:p>
      <text:p text:style-name="P1"><text:span text:style-name="Source_20_Text">);</text:span></text:p>
      <text:h text:style-name="Heading_20_3" text:outline-level="3">Phase 2: Client SDK (Day 2)</text:h>
      <text:p text:style-name="Text_20_body"><text:span text:style-name="Strong_20_Emphasis">Use:</text:span> Siddharth's SDK with minimal modifications</text:p>
      <text:list text:style-name="L6">
        <text:list-item>
          <text:p text:style-name="P13"><text:span text:style-name="Strong_20_Emphasis">Copy</text:span> <text:span text:style-name="Source_20_Text">sdk/client.ts</text:span> and <text:span text:style-name="Source_20_Text">sdk/types.ts</text:span> </text:p>
        </text:list-item>
        <text:list-item>
          <text:p text:style-name="P13"><text:span text:style-name="Strong_20_Emphasis">Modify</text:span> network calls to point to coordinator REST API </text:p>
        </text:list-item>
        <text:list-item>
          <text:p text:style-name="P12"><text:span text:style-name="Strong_20_Emphasis">Keep</text:span> WebSocket connection logic </text:p>
        </text:list-item>
      </text:list>
      <text:h text:style-name="Heading_20_3" text:outline-level="3">Phase 3: Credit System (Day 3)</text:h>
      <text:p text:style-name="Text_20_body"><text:span text:style-name="Strong_20_Emphasis">Use:</text:span> Siddharth's implementation</text:p>
      <text:list text:style-name="L7">
        <text:list-item>
          <text:p text:style-name="P15"><text:span text:style-name="Strong_20_Emphasis">Copy</text:span> <text:span text:style-name="Source_20_Text">api/credit_manager.ts</text:span> and <text:span text:style-name="Source_20_Text">api/escrow.ts</text:span> </text:p>
        </text:list-item>
        <text:list-item>
          <text:p text:style-name="P15"><text:span text:style-name="Strong_20_Emphasis">Adapt</text:span> to work with SQLite/Postgres </text:p>
        </text:list-item>
        <text:list-item>
          <text:p text:style-name="P14"><text:span text:style-name="Strong_20_Emphasis">Implement</text:span> credit deduction on job submission </text:p>
        </text:list-item>
      </text:list>
      <text:h text:style-name="Heading_20_3" text:outline-level="3">Phase 4: Real-time Updates (Day 3)</text:h>
      <text:p text:style-name="Text_20_body"><text:span text:style-name="Strong_20_Emphasis">Use:</text:span> Siddharth's WebSocket server</text:p>
      <text:list text:style-name="L8">
        <text:list-item>
          <text:p text:style-name="P17"><text:span text:style-name="Strong_20_Emphasis">Copy</text:span> <text:span text:style-name="Source_20_Text">api/websocket.ts</text:span> </text:p>
        </text:list-item>
        <text:list-item>
          <text:p text:style-name="P16"><text:span text:style-name="Strong_20_Emphasis">Emit</text:span> events: <text:span text:style-name="Source_20_Text">job_submitted</text:span>, <text:span text:style-name="Source_20_Text">job_started</text:span>, <text:span text:style-name="Source_20_Text">job_completed</text:span>, <text:span text:style-name="Source_20_Text">worker_registered</text:span> </text:p>
        </text:list-item>
      </text:list>
      <text:h text:style-name="Heading_20_3" text:outline-level="3">Phase 5: UI Dashboard (Day 4)</text:h>
      <text:p text:style-name="Text_20_body"><text:span text:style-name="Strong_20_Emphasis">Use:</text:span> Research doc approach (simple)</text:p>
      <text:p text:style-name="Text_20_body"><text:soft-page-break/>Simple React dashboard showing:</text:p>
      <text:list text:style-name="L9">
        <text:list-item>
          <text:p text:style-name="P19">Worker list (name, CPU/GPU, status) </text:p>
        </text:list-item>
        <text:list-item>
          <text:p text:style-name="P19">Job queue (pending, running, completed) </text:p>
        </text:list-item>
        <text:list-item>
          <text:p text:style-name="P19">Credit balances </text:p>
        </text:list-item>
        <text:list-item>
          <text:p text:style-name="P18">Real-time updates via WebSocket </text:p>
        </text:list-item>
      </text:list>
      <text:p text:style-name="Horizontal_20_Line"/>
      <text:h text:style-name="Heading_20_2" text:outline-level="2">File Structure (Hybrid)</text:h>
      <text:p text:style-name="Preformatted_20_Text"><text:span text:style-name="Source_20_Text">grid-x-hybrid/</text:span></text:p>
      <text:p text:style-name="Preformatted_20_Text"><text:span text:style-name="Source_20_Text">├── coordinator/</text:span></text:p>
      <text:p text:style-name="Preformatted_20_Text"><text:span text:style-name="Source_20_Text">│ <text:s text:c="2"/>├── main.py <text:s text:c="13"/># FastAPI server</text:span></text:p>
      <text:p text:style-name="Preformatted_20_Text"><text:span text:style-name="Source_20_Text">│ <text:s text:c="2"/>├── scheduler.py <text:s text:c="8"/># Job assignment logic</text:span></text:p>
      <text:p text:style-name="Preformatted_20_Text"><text:span text:style-name="Source_20_Text">│ <text:s text:c="2"/>├── workers.py <text:s text:c="10"/># Worker registry</text:span></text:p>
      <text:p text:style-name="Preformatted_20_Text"><text:span text:style-name="Source_20_Text">│ <text:s text:c="2"/>├── credit_manager.py <text:s text:c="3"/># From Siddharth</text:span></text:p>
      <text:p text:style-name="Preformatted_20_Text"><text:span text:style-name="Source_20_Text">│ <text:s text:c="2"/>└── websocket.py <text:s text:c="8"/># From Siddharth</text:span></text:p>
      <text:p text:style-name="Preformatted_20_Text"><text:span text:style-name="Source_20_Text">│</text:span></text:p>
      <text:p text:style-name="Preformatted_20_Text"><text:span text:style-name="Source_20_Text">├── worker/</text:span></text:p>
      <text:p text:style-name="Preformatted_20_Text"><text:span text:style-name="Source_20_Text">│ <text:s text:c="2"/>├── main.py <text:s text:c="13"/># Worker agent (register + poll)</text:span></text:p>
      <text:p text:style-name="Preformatted_20_Text"><text:span text:style-name="Source_20_Text">│ <text:s text:c="2"/>├── resource_monitor.py <text:s/># From Siddharth</text:span></text:p>
      <text:p text:style-name="Preformatted_20_Text"><text:span text:style-name="Source_20_Text">│ <text:s text:c="2"/>├── docker_manager.py <text:s text:c="3"/># From Siddharth</text:span></text:p>
      <text:p text:style-name="Preformatted_20_Text"><text:span text:style-name="Source_20_Text">│ <text:s text:c="2"/>├── task_executor.py <text:s text:c="4"/># From Siddharth</text:span></text:p>
      <text:p text:style-name="Preformatted_20_Text"><text:span text:style-name="Source_20_Text">│ <text:s text:c="2"/>└── task_queue.py <text:s text:c="7"/># From Siddharth</text:span></text:p>
      <text:p text:style-name="Preformatted_20_Text"><text:span text:style-name="Source_20_Text">│</text:span></text:p>
      <text:p text:style-name="Preformatted_20_Text"><text:span text:style-name="Source_20_Text">├── sdk/</text:span></text:p>
      <text:p text:style-name="Preformatted_20_Text"><text:span text:style-name="Source_20_Text">│ <text:s text:c="2"/>├── client.ts <text:s text:c="11"/># From Siddharth (modified)</text:span></text:p>
      <text:p text:style-name="Preformatted_20_Text"><text:span text:style-name="Source_20_Text">│ <text:s text:c="2"/>└── types.ts <text:s text:c="12"/># From Siddharth</text:span></text:p>
      <text:p text:style-name="Preformatted_20_Text"><text:span text:style-name="Source_20_Text">│</text:span></text:p>
      <text:p text:style-name="Preformatted_20_Text"><text:span text:style-name="Source_20_Text">├── ui/</text:span></text:p>
      <text:p text:style-name="Preformatted_20_Text"><text:span text:style-name="Source_20_Text">│ <text:s text:c="2"/>├── src/</text:span></text:p>
      <text:p text:style-name="Preformatted_20_Text"><text:span text:style-name="Source_20_Text">│ <text:s text:c="2"/>│ <text:s text:c="2"/>├── Dashboard.tsx <text:s text:c="3"/># Worker + Job view</text:span></text:p>
      <text:p text:style-name="Preformatted_20_Text"><text:span text:style-name="Source_20_Text">│ <text:s text:c="2"/>│ <text:s text:c="2"/>├── Marketplace.tsx <text:s/># Submit jobs</text:span></text:p>
      <text:p text:style-name="Preformatted_20_Text"><text:span text:style-name="Source_20_Text">│ <text:s text:c="2"/>│ <text:s text:c="2"/>└── Credits.tsx <text:s text:c="5"/># Credit balance</text:span></text:p>
      <text:p text:style-name="Preformatted_20_Text"><text:span text:style-name="Source_20_Text">│ <text:s text:c="2"/>└── package.json</text:span></text:p>
      <text:p text:style-name="Preformatted_20_Text"><text:span text:style-name="Source_20_Text">│</text:span></text:p>
      <text:p text:style-name="Preformatted_20_Text"><text:span text:style-name="Source_20_Text">├── docker-compose.yml <text:s text:c="6"/># Coordinator + 3 workers + UI</text:span></text:p>
      <text:p text:style-name="P1"><text:span text:style-name="Source_20_Text">└── README.md</text:span></text:p>
      <text:p text:style-name="Horizontal_20_Line"/>
      <text:h text:style-name="Heading_20_2" text:outline-level="2">Tech Stack (Final)</text:h>
      <text:h text:style-name="Heading_20_3" text:outline-level="3">Backend</text:h>
      <text:list text:style-name="L10">
        <text:list-item>
          <text:p text:style-name="P21"><text:span text:style-name="Strong_20_Emphasis">Coordinator:</text:span> FastAPI (Python) - auto docs, async support </text:p>
        </text:list-item>
        <text:list-item>
          <text:p text:style-name="P21"><text:span text:style-name="Strong_20_Emphasis">Worker:</text:span> Python - reuse Siddharth's code </text:p>
        </text:list-item>
        <text:list-item>
          <text:p text:style-name="P21"><text:span text:style-name="Strong_20_Emphasis">Database:</text:span> SQLite (development) / PostgreSQL (demo) </text:p>
        </text:list-item>
        <text:list-item>
          <text:p text:style-name="P20"><text:span text:style-name="Strong_20_Emphasis">Queue:</text:span> Redis (optional, for speed) </text:p>
        </text:list-item>
      </text:list>
      <text:h text:style-name="Heading_20_3" text:outline-level="3">Frontend</text:h>
      <text:list text:style-name="L11">
        <text:list-item>
          <text:p text:style-name="P23"><text:span text:style-name="Strong_20_Emphasis">UI:</text:span> React + TypeScript </text:p>
        </text:list-item>
        <text:list-item>
          <text:p text:style-name="P23"><text:span text:style-name="Strong_20_Emphasis">SDK:</text:span> TypeScript (from Siddharth) </text:p>
        </text:list-item>
        <text:list-item>
          <text:p text:style-name="P22"><text:span text:style-name="Strong_20_Emphasis">Real-time:</text:span> WebSocket (from Siddharth) </text:p>
        </text:list-item>
      </text:list>
      <text:h text:style-name="Heading_20_3" text:outline-level="3"><text:soft-page-break/>Infrastructure</text:h>
      <text:list text:style-name="L12">
        <text:list-item>
          <text:p text:style-name="P25"><text:span text:style-name="Strong_20_Emphasis">Containers:</text:span> Docker + Docker Compose </text:p>
        </text:list-item>
        <text:list-item>
          <text:p text:style-name="P25"><text:span text:style-name="Strong_20_Emphasis">Networking:</text:span> Host network (LAN) or bridge </text:p>
        </text:list-item>
        <text:list-item>
          <text:p text:style-name="P24"><text:span text:style-name="Strong_20_Emphasis">Security:</text:span> Siddharth's 5-layer Docker isolation </text:p>
        </text:list-item>
      </text:list>
      <text:p text:style-name="Horizontal_20_Line"/>
      <text:h text:style-name="Heading_20_2" text:outline-level="2">Why This Hybrid Wins</text:h>
      <text:h text:style-name="Heading_20_3" text:outline-level="3">For Hackathon:</text:h>
      <text:list text:style-name="L13">
        <text:list-item>
          <text:p text:style-name="P27">✅ <text:span text:style-name="Strong_20_Emphasis">Simple to debug</text:span> - coordinator logs are centralized </text:p>
        </text:list-item>
        <text:list-item>
          <text:p text:style-name="P27">✅ <text:span text:style-name="Strong_20_Emphasis">Reliable networking</text:span> - no P2P complexity </text:p>
        </text:list-item>
        <text:list-item>
          <text:p text:style-name="P27">✅ <text:span text:style-name="Strong_20_Emphasis">Fast iteration</text:span> - proven patterns (Celery/Dask) </text:p>
        </text:list-item>
        <text:list-item>
          <text:p text:style-name="P26">✅ <text:span text:style-name="Strong_20_Emphasis">Impressive features</text:span> - SDK, WebSocket, credits from Siddharth </text:p>
        </text:list-item>
      </text:list>
      <text:h text:style-name="Heading_20_3" text:outline-level="3">For Demo:</text:h>
      <text:list text:style-name="L14">
        <text:list-item>
          <text:p text:style-name="P29">✅ <text:span text:style-name="Strong_20_Emphasis">Real-time dashboard</text:span> - WebSocket updates </text:p>
        </text:list-item>
        <text:list-item>
          <text:p text:style-name="P29">✅ <text:span text:style-name="Strong_20_Emphasis">Professional UX</text:span> - TypeScript SDK </text:p>
        </text:list-item>
        <text:list-item>
          <text:p text:style-name="P29">✅ <text:span text:style-name="Strong_20_Emphasis">Secure execution</text:span> - 5-layer Docker isolation </text:p>
        </text:list-item>
        <text:list-item>
          <text:p text:style-name="P28">✅ <text:span text:style-name="Strong_20_Emphasis">Token economy</text:span> - credit system works </text:p>
        </text:list-item>
      </text:list>
      <text:h text:style-name="Heading_20_3" text:outline-level="3">For Judges:</text:h>
      <text:list text:style-name="L15">
        <text:list-item>
          <text:p text:style-name="P31">✅ <text:span text:style-name="Strong_20_Emphasis">Clear architecture</text:span> - easy to explain </text:p>
        </text:list-item>
        <text:list-item>
          <text:p text:style-name="P31">✅ <text:span text:style-name="Strong_20_Emphasis">Best practices</text:span> - OWASP Docker security </text:p>
        </text:list-item>
        <text:list-item>
          <text:p text:style-name="P31">✅ <text:span text:style-name="Strong_20_Emphasis">Innovation</text:span> - hybrid approach (centralized + distributed workers) </text:p>
        </text:list-item>
        <text:list-item>
          <text:p text:style-name="P30">✅ <text:span text:style-name="Strong_20_Emphasis">Completeness</text:span> - working marketplace, not just theory </text:p>
        </text:list-item>
      </text:list>
      <text:p text:style-name="Horizontal_20_Line"/>
      <text:h text:style-name="Heading_20_2" text:outline-level="2">Implementation Timeline (4 Days)</text:h>
      <text:h text:style-name="Heading_20_3" text:outline-level="3">Day 1: Core Infrastructure</text:h>
      <text:list text:style-name="L16">
        <text:list-item>
          <text:p text:style-name="P33">[ ] Coordinator FastAPI server </text:p>
        </text:list-item>
        <text:list-item>
          <text:p text:style-name="P33">[ ] Worker registration endpoint </text:p>
        </text:list-item>
        <text:list-item>
          <text:p text:style-name="P33">[ ] Simple task queue (SQLite) </text:p>
        </text:list-item>
        <text:list-item>
          <text:p text:style-name="P32">[ ] Worker agent (basic) </text:p>
        </text:list-item>
      </text:list>
      <text:h text:style-name="Heading_20_3" text:outline-level="3">Day 2: Task Execution</text:h>
      <text:list text:style-name="L17">
        <text:list-item>
          <text:p text:style-name="P35">[ ] Copy Siddharth's Docker manager </text:p>
        </text:list-item>
        <text:list-item>
          <text:p text:style-name="P35">[ ] Copy resource monitor </text:p>
        </text:list-item>
        <text:list-item>
          <text:p text:style-name="P35">[ ] Implement job assignment logic </text:p>
        </text:list-item>
        <text:list-item>
          <text:p text:style-name="P34">[ ] Test: Submit Python task, see it run on worker </text:p>
        </text:list-item>
      </text:list>
      <text:h text:style-name="Heading_20_3" text:outline-level="3"><text:soft-page-break/>Day 3: Credits + Real-time</text:h>
      <text:list text:style-name="L18">
        <text:list-item>
          <text:p text:style-name="P37">[ ] Copy credit_manager.ts (port to Python) </text:p>
        </text:list-item>
        <text:list-item>
          <text:p text:style-name="P37">[ ] Copy websocket.ts </text:p>
        </text:list-item>
        <text:list-item>
          <text:p text:style-name="P37">[ ] Integrate credit deduction </text:p>
        </text:list-item>
        <text:list-item>
          <text:p text:style-name="P36">[ ] Test: Credits deducted on job submission </text:p>
        </text:list-item>
      </text:list>
      <text:h text:style-name="Heading_20_3" text:outline-level="3">Day 4: UI + Polish</text:h>
      <text:list text:style-name="L19">
        <text:list-item>
          <text:p text:style-name="P39">[ ] Build React dashboard </text:p>
        </text:list-item>
        <text:list-item>
          <text:p text:style-name="P39">[ ] Connect WebSocket for live updates </text:p>
        </text:list-item>
        <text:list-item>
          <text:p text:style-name="P39">[ ] Add worker resource visualization </text:p>
        </text:list-item>
        <text:list-item>
          <text:p text:style-name="P38">[ ] Test on 3 machines (LAN) </text:p>
        </text:list-item>
      </text:list>
      <text:p text:style-name="Horizontal_20_Line"/>
      <text:h text:style-name="Heading_20_2" text:outline-level="2">Quick Start Commands</text:h>
      <text:h text:style-name="Heading_20_3" text:outline-level="3">1. Start Coordinator</text:h>
      <text:p text:style-name="Preformatted_20_Text"><text:span text:style-name="Source_20_Text">cd coordinator</text:span></text:p>
      <text:p text:style-name="Preformatted_20_Text"><text:span text:style-name="Source_20_Text">pip install fastapi uvicorn sqlalchemy redis --break-system-packages</text:span></text:p>
      <text:p text:style-name="Preformatted_20_Text"><text:span text:style-name="Source_20_Text">python main.py</text:span></text:p>
      <text:p text:style-name="P1"><text:span text:style-name="Source_20_Text"># Runs on http://localhost:8000</text:span></text:p>
      <text:h text:style-name="Heading_20_3" text:outline-level="3">2. Start Worker (on each machine)</text:h>
      <text:p text:style-name="Preformatted_20_Text"><text:span text:style-name="Source_20_Text">cd worker</text:span></text:p>
      <text:p text:style-name="Preformatted_20_Text"><text:span text:style-name="Source_20_Text">export COORDINATOR_URL=http://&lt;coordinator-ip&gt;:8000</text:span></text:p>
      <text:p text:style-name="Preformatted_20_Text"><text:span text:style-name="Source_20_Text">python main.py</text:span></text:p>
      <text:p text:style-name="P1"><text:span text:style-name="Source_20_Text"># Worker registers and starts polling</text:span></text:p>
      <text:h text:style-name="Heading_20_3" text:outline-level="3">3. Start UI</text:h>
      <text:p text:style-name="Preformatted_20_Text"><text:span text:style-name="Source_20_Text">cd ui</text:span></text:p>
      <text:p text:style-name="Preformatted_20_Text"><text:span text:style-name="Source_20_Text">npm install</text:span></text:p>
      <text:p text:style-name="Preformatted_20_Text"><text:span text:style-name="Source_20_Text">npm start</text:span></text:p>
      <text:p text:style-name="P1"><text:span text:style-name="Source_20_Text"># Opens http://localhost:3000</text:span></text:p>
      <text:h text:style-name="Heading_20_3" text:outline-level="3">4. Submit Job (SDK)</text:h>
      <text:p text:style-name="Preformatted_20_Text"><text:span text:style-name="Source_20_Text">import { GridXClient } from './sdk/client';</text:span></text:p>
      <text:p text:style-name="Preformatted_20_Text"/>
      <text:p text:style-name="Preformatted_20_Text"><text:span text:style-name="Source_20_Text">const client = new GridXClient('http://localhost:8000');</text:span></text:p>
      <text:p text:style-name="Preformatted_20_Text"><text:span text:style-name="Source_20_Text">await client.login('alice', 'alice@example.com');</text:span></text:p>
      <text:p text:style-name="Preformatted_20_Text"/>
      <text:p text:style-name="Preformatted_20_Text"><text:span text:style-name="Source_20_Text">const task = await client.submitTask({</text:span></text:p>
      <text:p text:style-name="Preformatted_20_Text"><text:span text:style-name="Source_20_Text"><text:s text:c="2"/>code: 'print("Hello from Grid-X!")',</text:span></text:p>
      <text:p text:style-name="Preformatted_20_Text"><text:span text:style-name="Source_20_Text"><text:s text:c="2"/>language: 'python',</text:span></text:p>
      <text:p text:style-name="Preformatted_20_Text"><text:span text:style-name="Source_20_Text"><text:s text:c="2"/>resources: { cpu: 1, memory: '512m' }</text:span></text:p>
      <text:p text:style-name="Preformatted_20_Text"><text:span text:style-name="Source_20_Text">});</text:span></text:p>
      <text:p text:style-name="Preformatted_20_Text"/>
      <text:p text:style-name="P1"><text:span text:style-name="Source_20_Text">console.log('Task ID:', task.id);</text:span></text:p>
      <text:p text:style-name="Horizontal_20_Line"/>
      <text:h text:style-name="Heading_20_2" text:outline-level="2"><text:soft-page-break/>Security Checklist (From Siddharth)</text:h>
      <text:p text:style-name="Text_20_body">✅ Non-root user in containers<text:line-break/>✅ Dropped capabilities<text:line-break/>✅ Read-only root filesystem<text:line-break/>✅ Network disabled (for tasks)<text:line-break/>✅ CPU/memory limits<text:line-break/>✅ No host volumes<text:line-break/>✅ Code validation (block dangerous imports)</text:p>
      <text:p text:style-name="Horizontal_20_Line"/>
      <text:h text:style-name="Heading_20_2" text:outline-level="2">Testing Strategy</text:h>
      <text:h text:style-name="Heading_20_3" text:outline-level="3">Unit Tests</text:h>
      <text:list text:style-name="L20">
        <text:list-item>
          <text:p text:style-name="P41">Coordinator: Job assignment logic </text:p>
        </text:list-item>
        <text:list-item>
          <text:p text:style-name="P41">Worker: Resource monitoring </text:p>
        </text:list-item>
        <text:list-item>
          <text:p text:style-name="P40">Credit Manager: Balance operations </text:p>
        </text:list-item>
      </text:list>
      <text:h text:style-name="Heading_20_3" text:outline-level="3">Integration Tests</text:h>
      <text:list text:style-name="L21">
        <text:list-item>
          <text:p text:style-name="P43"><text:span text:style-name="Strong_20_Emphasis">Worker Registration:</text:span> Worker starts → registers → appears in registry </text:p>
        </text:list-item>
        <text:list-item>
          <text:p text:style-name="P43"><text:span text:style-name="Strong_20_Emphasis">Task Execution:</text:span> Submit task → assigned to worker → runs → result returned </text:p>
        </text:list-item>
        <text:list-item>
          <text:p text:style-name="P43"><text:span text:style-name="Strong_20_Emphasis">Credits:</text:span> Submit task → credits deducted → task completes → worker credited </text:p>
        </text:list-item>
        <text:list-item>
          <text:p text:style-name="P42"><text:span text:style-name="Strong_20_Emphasis">Heartbeat:</text:span> Worker stops → coordinator detects → marks dead </text:p>
        </text:list-item>
      </text:list>
      <text:h text:style-name="Heading_20_3" text:outline-level="3">Demo Script</text:h>
      <text:list text:style-name="L22">
        <text:list-item>
          <text:p text:style-name="P45">Show 3 workers in dashboard (different machines) </text:p>
        </text:list-item>
        <text:list-item>
          <text:p text:style-name="P45">Submit Python task → see it run on Worker 1 </text:p>
        </text:list-item>
        <text:list-item>
          <text:p text:style-name="P45">Submit GPU task → see it run on Worker 2 (has GPU) </text:p>
        </text:list-item>
        <text:list-item>
          <text:p text:style-name="P45">Show credit balance decreasing </text:p>
        </text:list-item>
        <text:list-item>
          <text:p text:style-name="P44">Kill Worker 1 → show it disappears from dashboard </text:p>
        </text:list-item>
      </text:list>
      <text:p text:style-name="Horizontal_20_Line"/>
      <text:h text:style-name="Heading_20_2" text:outline-level="2">Comparison Summar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Aspect</text:p>
            </table:table-cell>
            <table:table-cell table:style-name="Table2.A1" office:value-type="string">
              <text:p text:style-name="Table_20_Heading">P2P (Siddharth)</text:p>
            </table:table-cell>
            <table:table-cell table:style-name="Table2.A1" office:value-type="string">
              <text:p text:style-name="Table_20_Heading">Coordinator (Research)</text:p>
            </table:table-cell>
            <table:table-cell table:style-name="Table2.A1" office:value-type="string">
              <text:p text:style-name="Table_20_Heading">Hybrid (Recommended)</text:p>
            </table:table-cell>
          </table:table-row>
        </table:table-header-rows>
        <table:table-row>
          <table:table-cell table:style-name="Table2.A1" office:value-type="string">
            <text:p text:style-name="Table_20_Contents">Complexity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Low</text:p>
          </table:table-cell>
          <table:table-cell table:style-name="Table2.A1" office:value-type="string">
            <text:p text:style-name="Table_20_Contents">Medium</text:p>
          </table:table-cell>
        </table:table-row>
        <table:table-row>
          <table:table-cell table:style-name="Table2.A1" office:value-type="string">
            <text:p text:style-name="Table_20_Contents">Reliability</text:p>
          </table:table-cell>
          <table:table-cell table:style-name="Table2.A1" office:value-type="string">
            <text:p text:style-name="Table_20_Contents">Medium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High</text:p>
          </table:table-cell>
        </table:table-row>
        <table:table-row>
          <table:table-cell table:style-name="Table2.A1" office:value-type="string">
            <text:p text:style-name="Table_20_Contents">Scalability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Medium</text:p>
          </table:table-cell>
          <table:table-cell table:style-name="Table2.A1" office:value-type="string">
            <text:p text:style-name="Table_20_Contents">Medium-High</text:p>
          </table:table-cell>
        </table:table-row>
        <table:table-row>
          <table:table-cell table:style-name="Table2.A1" office:value-type="string">
            <text:p text:style-name="Table_20_Contents">Debug Tim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Low</text:p>
          </table:table-cell>
          <table:table-cell table:style-name="Table2.A1" office:value-type="string">
            <text:p text:style-name="Table_20_Contents">Low-Medium</text:p>
          </table:table-cell>
        </table:table-row>
        <table:table-row>
          <table:table-cell table:style-name="Table2.A1" office:value-type="string">
            <text:p text:style-name="Table_20_Contents">Feature Set</text:p>
          </table:table-cell>
          <table:table-cell table:style-name="Table2.A1" office:value-type="string">
            <text:p text:style-name="Table_20_Contents">Rich</text:p>
          </table:table-cell>
          <table:table-cell table:style-name="Table2.A1" office:value-type="string">
            <text:p text:style-name="Table_20_Contents">Basic</text:p>
          </table:table-cell>
          <table:table-cell table:style-name="Table2.A1" office:value-type="string">
            <text:p text:style-name="Table_20_Contents">Rich</text:p>
          </table:table-cell>
        </table:table-row>
        <table:table-row>
          <table:table-cell table:style-name="Table2.A1" office:value-type="string">
            <text:p text:style-name="Table_20_Contents">Demo Risk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Low</text:p>
          </table:table-cell>
          <table:table-cell table:style-name="Table2.A1" office:value-type="string">
            <text:p text:style-name="Table_20_Contents">Low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ackathon Score</text:span></text:p>
          </table:table-cell>
          <table:table-cell table:style-name="Table2.A1" office:value-type="string">
            <text:p text:style-name="Table_20_Contents">6/10</text:p>
          </table:table-cell>
          <table:table-cell table:style-name="Table2.A1" office:value-type="string">
            <text:p text:style-name="Table_20_Contents">7/10</text:p>
          </table:table-cell>
          <table:table-cell table:style-name="Table2.A1" office:value-type="string">
            <text:p text:style-name="Table_20_Contents"><text:span text:style-name="Strong_20_Emphasis">9/10</text:span></text:p>
          </table:table-cell>
        </table:table-row>
      </table:table>
      <text:p text:style-name="Horizontal_20_Line"/>
      <text:h text:style-name="Heading_20_2" text:outline-level="2"><text:soft-page-break/>Next Steps</text:h>
      <text:list text:style-name="L23">
        <text:list-item>
          <text:p text:style-name="P47"><text:span text:style-name="Strong_20_Emphasis">Read this document</text:span> to understand the hybrid approach </text:p>
        </text:list-item>
        <text:list-item>
          <text:p text:style-name="P47"><text:span text:style-name="Strong_20_Emphasis">Set up repo structure</text:span> as outlined above </text:p>
        </text:list-item>
        <text:list-item>
          <text:p text:style-name="P47"><text:span text:style-name="Strong_20_Emphasis">Copy files from Siddharth's repo:</text:span> </text:p>
          <text:list>
            <text:list-item>
              <text:p text:style-name="P47"><text:span text:style-name="Source_20_Text">worker/resource_monitor.py</text:span> </text:p>
            </text:list-item>
            <text:list-item>
              <text:p text:style-name="P47"><text:span text:style-name="Source_20_Text">worker/docker_manager.py</text:span> </text:p>
            </text:list-item>
            <text:list-item>
              <text:p text:style-name="P47"><text:span text:style-name="Source_20_Text">worker/task_executor.py</text:span> </text:p>
            </text:list-item>
            <text:list-item>
              <text:p text:style-name="P47"><text:span text:style-name="Source_20_Text">api/credit_manager.ts</text:span> (port to Python) </text:p>
            </text:list-item>
            <text:list-item>
              <text:p text:style-name="P47"><text:span text:style-name="Source_20_Text">api/websocket.ts</text:span> </text:p>
            </text:list-item>
            <text:list-item>
              <text:p text:style-name="P47"><text:span text:style-name="Source_20_Text">sdk/*</text:span> </text:p>
            </text:list-item>
          </text:list>
        </text:list-item>
        <text:list-item>
          <text:p text:style-name="P47"><text:span text:style-name="Strong_20_Emphasis">Build coordinator</text:span> (FastAPI) </text:p>
        </text:list-item>
        <text:list-item>
          <text:p text:style-name="P47"><text:span text:style-name="Strong_20_Emphasis">Test locally</text:span> with docker-compose </text:p>
        </text:list-item>
        <text:list-item>
          <text:p text:style-name="P46"><text:span text:style-name="Strong_20_Emphasis">Deploy to LAN</text:span> (3 machines) </text:p>
        </text:list-item>
      </text:list>
      <text:p text:style-name="Horizontal_20_Line"/>
      <text:h text:style-name="Heading_20_2" text:outline-level="2">Conclusion</text:h>
      <text:p text:style-name="Text_20_body">The <text:span text:style-name="Strong_20_Emphasis">hybrid approach</text:span> gives you:</text:p>
      <text:list text:style-name="L24">
        <text:list-item>
          <text:p text:style-name="P49"><text:span text:style-name="Strong_20_Emphasis">Simplicity</text:span> of coordinator pattern (easy to build/debug) </text:p>
        </text:list-item>
        <text:list-item>
          <text:p text:style-name="P49"><text:span text:style-name="Strong_20_Emphasis">Features</text:span> from Siddharth's P2P (SDK, WebSocket, credits, security) </text:p>
        </text:list-item>
        <text:list-item>
          <text:p text:style-name="P49"><text:span text:style-name="Strong_20_Emphasis">Reliability</text:span> for demos (no P2P networking issues) </text:p>
        </text:list-item>
        <text:list-item>
          <text:p text:style-name="P48"><text:span text:style-name="Strong_20_Emphasis">Impressiveness</text:span> for judges (professional SDK, real-time UI, token economy) </text:p>
        </text:list-item>
      </text:list>
      <text:p text:style-name="Text_20_body">This is the <text:span text:style-name="Strong_20_Emphasis">optimal hackathon strategy</text:span>: proven patterns + impressive features, without the risk of complex P2P networkin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3:49:52.771839117</meta:creation-date>
    <dc:date>2026-02-06T23:50:38.405926839</dc:date>
    <meta:editing-duration>PT46S</meta:editing-duration>
    <meta:editing-cycles>1</meta:editing-cycles>
    <meta:document-statistic meta:table-count="1" meta:image-count="0" meta:object-count="0" meta:page-count="7" meta:paragraph-count="265" meta:word-count="1217" meta:character-count="8234" meta:non-whitespace-character-count="6840"/>
    <meta:generator>LibreOffice/7.4.7.2$Linux_X86_64 LibreOffice_project/40$Build-2</meta:generator>
  </office:meta>
</office:document-meta>
</file>